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0eb162" officeooo:paragraph-rsid="000eb16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1efc1" officeooo:paragraph-rsid="0011efc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45c1f" officeooo:paragraph-rsid="00145c1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officeooo:rsid="001073e6" officeooo:paragraph-rsid="001073e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eb162" officeooo:paragraph-rsid="000eb16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2f7cd" officeooo:paragraph-rsid="0012f7c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45c1f" officeooo:paragraph-rsid="00145c1f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1efc1" officeooo:paragraph-rsid="0011efc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2f7cd" officeooo:paragraph-rsid="0012f7c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45c1f" officeooo:paragraph-rsid="00145c1f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3pt" fo:font-weight="bold" officeooo:rsid="0015a07a" officeooo:paragraph-rsid="0015a07a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fo:font-weight="bold" officeooo:rsid="00160c4d" officeooo:paragraph-rsid="00160c4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fo:font-weight="bold" officeooo:rsid="00160c4d" officeooo:paragraph-rsid="0017177c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3pt" officeooo:rsid="00145c1f" officeooo:paragraph-rsid="00145c1f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size="13pt" officeooo:paragraph-rsid="0015a07a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font-size="13pt" officeooo:rsid="0015a07a" officeooo:paragraph-rsid="0015a07a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font-size="13pt" officeooo:rsid="00160c4d" officeooo:paragraph-rsid="00160c4d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3pt" officeooo:rsid="00160c4d" officeooo:paragraph-rsid="0017177c" style:font-size-asian="13pt" style:font-size-complex="13pt"/>
    </style:style>
    <style:style style:name="T1" style:family="text">
      <style:text-properties officeooo:rsid="0011efc1"/>
    </style:style>
    <style:style style:name="T2" style:family="text">
      <style:text-properties officeooo:rsid="00145c1f"/>
    </style:style>
    <style:style style:name="T3" style:family="text">
      <style:text-properties officeooo:rsid="00153f03"/>
    </style:style>
    <style:style style:name="T4" style:family="text">
      <style:text-properties officeooo:rsid="0015a07a"/>
    </style:style>
    <style:style style:name="T5" style:family="text">
      <style:text-properties fo:font-size="14pt" officeooo:rsid="0015a07a" style:font-size-asian="14pt" style:font-size-complex="14pt"/>
    </style:style>
    <style:style style:name="T6" style:family="text">
      <style:text-properties officeooo:rsid="00160c4d"/>
    </style:style>
    <style:style style:name="T7" style:family="text">
      <style:text-properties officeooo:rsid="00171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Database Design topics</text:p>
      <text:p text:style-name="P14"/>
      <text:p text:style-name="P15"><text:span text:style-name="T4">Inferred functional dependencies, Armstrong Rules, Closure of a set of FDs, Closure of a set of attributes with respect to a set of FDs, equivalent sets of FDs, minimal set of FDs, minimal cover of a set of FDs, lossless join property, </text:span>Synthesis into 3NF with Dependency Preservation and Nonadditive <text:span text:style-name="T4">(Lossless)</text:span> Join Property, Decomposition into BCNF with Nonadditive Join Property</text:p>
      <text:p text:style-name="P15"/>
      <text:p text:style-name="P11">Relational Algebra</text:p>
      <text:p text:style-name="P16"/>
      <text:p text:style-name="P16">Selection, Projection, Renaming, Union, Intersection, Difference, Cartesian Product, <text:span text:style-name="T6">Joins, Aggregate Functions.</text:span></text:p>
      <text:p text:style-name="P16"/>
      <text:p text:style-name="P12">Indexing</text:p>
      <text:p text:style-name="P17"/>
      <text:p text:style-name="P17">Types of indexes, advantages and disadvantages, B+ trees, properties, advantages and disadvantages, search-insert-delete operations on B+ trees, Hashing indexes, advantages and disadvantages, dynamic hashing technique.</text:p>
      <text:p text:style-name="P17"/>
      <text:p text:style-name="P12">Query Processing and Optimization</text:p>
      <text:p text:style-name="P17"/>
      <text:p text:style-name="P17">Purpose of Query Processing, main steps and concepts, sorting (main idea), purpose of query optimization, main rules for optimization algorithm.</text:p>
      <text:p text:style-name="P17"/>
      <text:p text:style-name="P12">Transactions</text:p>
      <text:p text:style-name="P17"/>
      <text:p text:style-name="P18">Main concepts and advantages of transactions, implementation in SQL for transactions, desired properties for transactions, transaction states, locking levels.</text:p>
      <text:p text:style-name="P18"/>
      <text:p text:style-name="P13"><text:span text:style-name="T7">NOSQL</text:span></text:p>
      <text:p text:style-name="P18"/>
      <text:p text:style-name="P18"><text:span text:style-name="T7">Main concepts, properties, characteristics, differences with Relational Model (SQL).</text:span> </text:p>
      <text:p text:style-name="P15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48:53.033965731</meta:creation-date>
    <dc:date>2018-12-10T09:21:44.252002446</dc:date>
    <meta:editing-duration>PT6M3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6" meta:character-count="1195" meta:non-whitespace-character-count="1050"/>
  </office:meta>
</office:document-meta>
</file>